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Aus </mtext>
            <msup>
              <mrow>
                <mo stretchy="false">(</mo>
                <mrow>
                  <mi>c</mi>
                  <mover accent="true">
                    <mi>n</mi>
                    <mo stretchy="false">̂</mo>
                  </mover>
                </mrow>
                <mo stretchy="false">)</mo>
              </mrow>
              <mo stretchy="false">†</mo>
            </msup>
            <mrow>
              <mi/>
              <mo stretchy="false">=</mo>
              <mi/>
            </mrow>
            <msup>
              <mi>c</mi>
              <mrow>
                <mrow>
                  <mi/>
                  <mo stretchy="false">∗</mo>
                  <mi/>
                </mrow>
              </mrow>
            </msup>
            <msup>
              <mrow>
                <mover accent="true">
                  <mi>n</mi>
                  <mo stretchy="false">̂</mo>
                </mover>
              </mrow>
              <mo stretchy="false">†</mo>
            </msup>
            <mtext> folgt mit </mtext>
            <msup>
              <mrow>
                <mover accent="true">
                  <mi>n</mi>
                  <mo stretchy="false">̂</mo>
                </mover>
              </mrow>
              <mo stretchy="false">†</mo>
            </msup>
            <mrow>
              <mi/>
              <mo stretchy="false">=</mo>
              <mi/>
            </mrow>
            <mover accent="true">
              <mi>n</mi>
              <mo stretchy="false">̂</mo>
            </mover>
          </mrow>
        </mtd>
      </mtr>
      <mtr>
        <mtd>
          <mrow>
            <msup>
              <mi>c</mi>
              <mrow>
                <mrow>
                  <mi/>
                  <mo stretchy="false">∗</mo>
                  <mi/>
                </mrow>
              </mrow>
            </msup>
            <mrow>
              <mi/>
              <mo stretchy="false">=</mo>
              <mi/>
            </mrow>
            <mi>c</mi>
            <mi/>
            <mo stretchy="false">⇒</mo>
            <mi/>
            <mi>c</mi>
            <mrow>
              <mi/>
              <mo stretchy="false">∈</mo>
              <mi/>
            </mrow>
            <mo stretchy="false">ℝ</mo>
          </mrow>
        </mtd>
      </mtr>
    </mtable>
    <annotation encoding="StarMath 5.0">"Aus " (c hat n) ^%Ux2020 `=` c^{`*`} {hat n} ^%Ux2020 " folgt mit " {hat n} ^%Ux2020 `=` hat n newline
c^{`*`} `=` c ~ drarrow ~ c `in` set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07:51.459000000</meta:creation-date>
    <meta:generator>LibreOffice/4.1.4.2$Windows_x86 LibreOffice_project/0a0440ccc0227ad9829de5f46be37cfb6edcf72</meta:generator>
  </office:meta>
</office:document-meta>
</file>